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3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4.35cm"/>
    </style:style>
    <style:style style:name="co9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dedce6" fo:border="0.74pt solid #000000"/>
    </style:style>
    <style:style style:name="ce24" style:family="table-cell" style:parent-style-name="Default">
      <style:table-cell-properties fo:background-color="#729fcf" fo:border="0.74pt solid #000000"/>
      <style:text-properties fo:color="#ffffff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="0.74pt solid #000000"/>
    </style:style>
    <style:style style:name="ce10" style:family="table-cell" style:parent-style-name="Default" style:data-style-name="N100"/>
    <style:style style:name="ce2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9" style:family="table-cell" style:parent-style-name="Default" style:data-style-name="N100">
      <style:table-cell-properties fo:border="0.74pt solid #000000"/>
    </style:style>
    <style:style style:name="ce12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729fcf" fo:border="0.74pt solid #000000"/>
      <style:text-properties fo:color="#ffffff"/>
    </style:style>
    <style:style style:name="ce16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13"/>
        <table:table-column table:style-name="co2" table:default-cell-style-name="ce14"/>
        <table:table-row table:style-name="ro1">
          <table:table-cell table:style-name="ce12" office:value-type="string" calcext:value-type="string">
            <text:p>Percentatge</text:p>
          </table:table-cell>
          <table:table-cell table:style-name="ce12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) Aplicar sistemes d’Intel·ligència Artificial per identificar noves formes d’interacció en els negocis que milloren la productivita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) Desenvolupar i implementar sistemes d’Intel·ligència Artificial que faciliten la presa de decisions àgils dins d’un negoci gestionant i explotant grans volums de dade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) Gestionar la transformació digital necessària en les organitzacions per aconseguir l’eficiència empresarial mitjançant el tractament de les dade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) Aplicar Intel·ligència Artificial en funcionalitats, processos i sistemes de decisió empresaria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) Gestionar els diferents tipus d’Intel·ligència Artificial per aconseguir la transformació i canvi digital en les emprese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) Administrar el desenvolupament de processos automatitzats que permeten la millora de la productivitat de les emprese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) Optimitzar el desenvolupament de processos autònoms utilitzant eines d’Intel·ligència Artificial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) Integrar sistemes d’explotació de grans volums de dades aplicant solucions de Big Dat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) Implantar les funcionalitats, processos i sistemes de decisions empresarials aplicant tècniques de Big Data en ells.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) Executar el sistema d’explotació de dades segons les necessitats d’ús i les condicions de seguretat establertes, assegurant el compliment dels principis legals i ètics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) Configurar les eines que s’utilitzen per construir solucions Big Data i d’Intel·ligència Artificial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) Gestionar de manera eficient les dades, la informació i la seua representació per transformar-les en coneixemen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) Complir la legislació vigent que regula la normativa dels mitjans de comunicació audiovisual i de l’accessibilitat universal.</text:p>
          </table:table-cell>
        </table:table-row>
      </table:table>
      <table:table table:name="contribucio_cp" table:style-name="ta1">
        <table:table-column table:style-name="co3" table:default-cell-style-name="ce15"/>
        <table:table-column table:style-name="co4" table:number-columns-repeated="9" table:default-cell-style-name="ce16"/>
        <table:table-column table:style-name="co5" table:default-cell-style-name="ce16"/>
        <table:table-column table:style-name="co6" table:default-cell-style-name="ce16"/>
        <table:table-column table:style-name="co5" table:default-cell-style-name="ce16"/>
        <table:table-column table:style-name="co7" table:default-cell-style-name="ce16"/>
        <table:table-row table:style-name="ro1">
          <table:table-cell office:value-type="string" calcext:value-type="string">
            <text:p>REF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5071 M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2 SA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3 P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4 SB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5 BD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</table:table-row>
      </table:table>
      <table:table table:name="contribucio_co" table:style-name="ta1">
        <table:table-column table:style-name="co3" table:default-cell-style-name="ce17"/>
        <table:table-column table:style-name="co4" table:number-columns-repeated="7" table:default-cell-style-name="ce18"/>
        <table:table-row table:style-name="ro1">
          <table:table-cell office:value-type="string" calcext:value-type="string">
            <text:p>REF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ñ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071 MIA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2 SAA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3 PIA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4 SBD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75 BDA</text:p>
          </table:table-cell>
          <table:table-cell table:number-columns-repeated="7" office:value-type="string" calcext:value-type="string">
            <text:p>X</text:p>
          </table:table-cell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2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Curs</text:p>
          </table:table-cell>
          <table:table-cell table:style-name="ce19" office:value-type="string" calcext:value-type="string">
            <text:p>Codi</text:p>
          </table:table-cell>
          <table:table-cell table:style-name="ce17" office:value-type="string" calcext:value-type="string">
            <text:p>Mòduls del Currículum</text:p>
          </table:table-cell>
          <table:table-cell table:style-name="ce17" office:value-type="string" calcext:value-type="string">
            <text:p>Mòduls PCCF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5071</text:p>
          </table:table-cell>
          <table:table-cell table:number-columns-repeated="2" table:style-name="ce18" office:value-type="string" calcext:value-type="string">
            <text:p>MIA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5072</text:p>
          </table:table-cell>
          <table:table-cell table:number-columns-repeated="2" table:style-name="ce18" office:value-type="string" calcext:value-type="string">
            <text:p>SAA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5073</text:p>
          </table:table-cell>
          <table:table-cell table:number-columns-repeated="2" table:style-name="ce18" office:value-type="string" calcext:value-type="string">
            <text:p>PIA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5074</text:p>
          </table:table-cell>
          <table:table-cell table:number-columns-repeated="2" table:style-name="ce18" office:value-type="string" calcext:value-type="string">
            <text:p>SBD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5075</text:p>
          </table:table-cell>
          <table:table-cell table:number-columns-repeated="2" table:style-name="ce18" office:value-type="string" calcext:value-type="string">
            <text:p>BDA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20:19:58.786093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06:43:12.532202392</meta:creation-date>
    <dc:date>2025-09-17T20:15:51.424199100</dc:date>
    <meta:editing-duration>P1DT18H2M2S</meta:editing-duration>
    <meta:editing-cycles>53</meta:editing-cycles>
    <meta:generator>LibreOffice/25.2.5.2$Windows_X86_64 LibreOffice_project/03d19516eb2e1dd5d4ccd751a0d6f35f35e08022</meta:generator>
    <meta:document-statistic meta:table-count="4" meta:cell-count="160" meta:object-count="0"/>
  </office:meta>
</office:document-meta>
</file>